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7a0cb" draw:textarea-horizontal-align="justify" draw:textarea-vertical-align="middle" draw:auto-grow-height="false" fo:min-height="16.387cm" fo:min-width="24.392cm"/>
    </style:style>
    <style:style style:name="gr2" style:family="graphic" style:parent-style-name="standard">
      <style:graphic-properties draw:fill-color="#dfcce4" draw:textarea-horizontal-align="justify" draw:textarea-vertical-align="middle" draw:auto-grow-height="false" fo:min-height="13.974cm" fo:min-width="24.392cm"/>
    </style:style>
    <style:style style:name="gr3" style:family="graphic" style:parent-style-name="standard">
      <style:graphic-properties draw:fill-color="#c7a0cb" draw:textarea-horizontal-align="justify" draw:textarea-vertical-align="middle" draw:auto-grow-height="false" fo:min-height="16.387cm" fo:min-width="28.329cm"/>
    </style:style>
    <style:style style:name="gr4" style:family="graphic" style:parent-style-name="standard">
      <style:graphic-properties draw:fill-color="#dfcce4" draw:textarea-horizontal-align="justify" draw:textarea-vertical-align="middle" draw:auto-grow-height="false" fo:min-height="13.974cm" fo:min-width="28.456cm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5.215cm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2.421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stroke="none" draw:fill="none" fo:min-height="10.418cm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5.85cm"/>
    </style:style>
    <style:style style:name="gr11" style:family="graphic" style:parent-style-name="standard">
      <style:graphic-properties draw:fill-color="#bee3d3" draw:textarea-horizontal-align="justify" draw:textarea-vertical-align="middle" draw:auto-grow-height="false" fo:min-height="0.766cm" fo:min-width="5.8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fill-color="#bee3d3" draw:textarea-vertical-align="middle"/>
    </style:style>
    <style:style style:name="gr14" style:family="graphic" style:parent-style-name="standard">
      <style:graphic-properties draw:stroke="none" draw:fill="none" fo:min-height="19.199cm"/>
    </style:style>
    <style:style style:name="P1" style:family="paragraph">
      <loext:graphic-properties draw:fill-color="#c7a0cb"/>
      <style:paragraph-properties fo:text-align="center"/>
    </style:style>
    <style:style style:name="P2" style:family="paragraph">
      <loext:graphic-properties draw:fill-color="#dfcce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bee3d3"/>
      <style:paragraph-properties fo:text-align="center"/>
    </style:style>
    <style:style style:name="P7" style:family="paragraph">
      <loext:graphic-properties draw:fill="none" draw:fill-color="#bee3d3"/>
      <style:paragraph-properties fo:text-align="center"/>
    </style:style>
    <style:style style:name="T1" style:family="text">
      <style:text-properties fo:color="#00b6b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/>
    </style:style>
    <style:style style:name="T4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892cm" svg:height="16.637cm" svg:x="1.635cm" svg:y="19.4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892cm" svg:height="14.224cm" svg:x="1.381cm" svg:y="4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8.829cm" svg:height="16.637cm" svg:x="27.67cm" svg:y="19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8.956cm" svg:height="14.224cm" svg:x="27.67cm" svg:y="4.5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5.715cm" svg:height="1.905cm" svg:x="6.942cm" svg:y="4.886cm">
          <text:p text:style-name="P3">TurnPingPong</text:p>
          <text:p text:style-name="P3">120.253.0.163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5.715cm" svg:height="1.905cm" svg:x="2.37cm" svg:y="10.855cm">
          <text:p text:style-name="P3">TurnServer1</text:p>
          <text:p text:style-name="P3">120.253.0.163:5349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5.715cm" svg:height="1.905cm" svg:x="11.387cm" svg:y="10.855cm">
          <text:p text:style-name="P3">TurnServer2</text:p>
          <text:p text:style-name="P3">101.89.80.83:5349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921cm" svg:height="1.905cm" svg:x="4.339cm" svg:y="20.357cm">
          <text:p text:style-name="P3">Ping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921cm" svg:height="1.905cm" svg:x="12.517cm" svg:y="20.357cm">
          <text:p text:style-name="P3">Pong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9.799cm" svg:y1="6.791cm" svg:x2="5.227cm" svg:y2="10.855cm" draw:start-shape="id1" draw:start-glue-point="2" draw:end-shape="id2" draw:end-glue-point="0" svg:d="M9799 6791l-4572 4064" svg:viewBox="0 0 4573 4065">
          <text:p/>
        </draw:connector>
        <draw:connector draw:style-name="gr7" draw:text-style-name="P4" draw:layer="layout" draw:type="line" svg:x1="9.799cm" svg:y1="6.791cm" svg:x2="14.244cm" svg:y2="10.855cm" draw:start-shape="id1" draw:start-glue-point="2" draw:end-shape="id3" draw:end-glue-point="0" svg:d="M9799 6791l4445 4064" svg:viewBox="0 0 4446 4065">
          <text:p/>
        </draw:connector>
        <draw:frame draw:style-name="gr8" draw:text-style-name="P5" draw:layer="layout" svg:width="13.702cm" svg:height="1.674cm" svg:x="3.64cm" svg:y="2.45cm">
          <draw:text-box>
            <text:p>./turnPingPong -pingTurnAddr=120.253.0.163 -pongTurnAddr=101.89.80.83</text:p>
          </draw:text-box>
        </draw:frame>
        <draw:frame draw:style-name="gr9" draw:text-style-name="P5" draw:layer="layout" svg:width="24.645cm" svg:height="10.668cm" svg:x="1.501cm" svg:y="38.084cm">
          <draw:text-box>
            <text:p>15:08:38.603949 IP <text:span text:style-name="T1">120.253.0.163.35492</text:span> &gt; <text:span text:style-name="T1">101.89.80.83.5349</text:span>: UDP, length 36</text:p>
            <text:p>15:08:38.654795 IP 101.89.80.83.5349 &gt; 120.253.0.163.35492: UDP, length 124</text:p>
            <text:p>15:08:38.655281 IP 120.253.0.163.35492 &gt; 101.89.80.83.5349: UDP, length 116</text:p>
            <text:p>15:08:38.705778 IP 101.89.80.83.5349 &gt; 120.253.0.163.35492: UDP, length 116</text:p>
            <text:p>15:08:38.706463 IP 120.253.0.163.35492 &gt; 101.89.80.83.5349: UDP, length 120</text:p>
            <text:p>15:08:38.756793 IP 101.89.80.83.5349 &gt; 120.253.0.163.35492: UDP, length 84</text:p>
            <text:p>15:08:38.768553 IP 120.253.0.163.62133 &gt; 101.89.80.83.53086: UDP, length 953</text:p>
            <text:p>15:08:38.778792 IP 120.253.0.163.62133 &gt; 101.89.80.83.53086: UDP, length 953</text:p>
            <text:p>15:08:38.789218 IP 120.253.0.163.62133 &gt; 101.89.80.83.53086: UDP, length 953</text:p>
            <text:p>15:08:38.799550 IP 120.253.0.163.62133 &gt; 101.89.80.83.53086: UDP, length 953</text:p>
            <text:p>15:08:38.809839 IP 120.253.0.163.62133 &gt; 101.89.80.83.53086: UDP, length 953</text:p>
            <text:p>15:08:38.819645 IP 101.89.80.83.5349 &gt; 120.253.0.163.35492: UDP, length 1032</text:p>
            <text:p>15:08:38.820145 IP 120.253.0.163.62133 &gt; 101.89.80.83.53086: UDP, length 953</text:p>
            <text:p>15:08:38.829259 IP 101.89.80.83.5349 &gt; 120.253.0.163.35492: UDP, length 1032</text:p>
          </draw:text-box>
        </draw:frame>
        <draw:custom-shape draw:style-name="gr10" draw:text-style-name="P3" xml:id="id4" draw:id="id4" draw:layer="layout" svg:width="6.35cm" svg:height="1.016cm" svg:x="9.736cm" svg:y="14.284cm">
          <text:p text:style-name="P3"><text:span text:style-name="T2">120.253.0.163:</text:span><text:span text:style-name="T3">35492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5" draw:id="id5" draw:layer="layout" svg:width="6.35cm" svg:height="1.016cm" svg:x="17.864cm" svg:y="14.584cm">
          <text:p text:style-name="P3">101.89.80.83.5349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086cm" svg:y1="14.792cm" svg:x2="17.864cm" svg:y2="15.092cm" draw:start-shape="id4" draw:start-glue-point="1" draw:end-shape="id5" svg:d="M16086 14792l1778 300" svg:viewBox="0 0 1779 301">
          <text:p/>
        </draw:connector>
        <draw:custom-shape draw:style-name="gr11" draw:text-style-name="P6" xml:id="id6" draw:id="id6" draw:layer="layout" svg:width="6.35cm" svg:height="1.016cm" svg:x="9.736cm" svg:y="16.189cm">
          <text:p text:style-name="P3"><text:span text:style-name="T2">120.253.0.163:</text:span><text:span text:style-name="T3">35492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type="line" svg:x1="17.864cm" svg:y1="15.092cm" svg:x2="16.086cm" svg:y2="16.697cm" draw:start-shape="id5" draw:start-glue-point="3" draw:end-shape="id6" draw:end-glue-point="1" svg:d="M17864 15092l-1778 1605" svg:viewBox="0 0 1779 1606">
          <text:p/>
        </draw:connector>
        <draw:custom-shape draw:style-name="gr10" draw:text-style-name="P3" xml:id="id7" draw:id="id7" draw:layer="layout" svg:width="6.35cm" svg:height="1.016cm" svg:x="17.991cm" svg:y="17.078cm">
          <text:p text:style-name="P3">101.89.80.83.5349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086cm" svg:y1="16.697cm" svg:x2="17.991cm" svg:y2="17.586cm" draw:start-shape="id6" draw:start-glue-point="1" draw:end-shape="id7" draw:end-glue-point="3" svg:d="M16086 16697l1905 889" svg:viewBox="0 0 1906 890">
          <text:p/>
        </draw:connector>
        <draw:custom-shape draw:style-name="gr10" draw:text-style-name="P3" xml:id="id8" draw:id="id8" draw:layer="layout" svg:width="6.35cm" svg:height="1.016cm" svg:x="2.624cm" svg:y="25.079cm">
          <text:p text:style-name="P3">120.253.0.163.62133</text:p>
          <draw:enhanced-geometry svg:viewBox="0 0 21600 21600" draw:type="rectangle" draw:enhanced-path="M 0 0 L 21600 0 21600 21600 0 21600 0 0 Z N"/>
        </draw:custom-shape>
        <draw:custom-shape draw:style-name="gr10" draw:text-style-name="P3" xml:id="id9" draw:id="id9" draw:layer="layout" svg:width="6.35cm" svg:height="1.016cm" svg:x="10.802cm" svg:y="26.006cm">
          <text:p text:style-name="P3">101.89.80.83.<text:span text:style-name="T4">53086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8.974cm" svg:y1="25.587cm" svg:x2="10.802cm" svg:y2="26.514cm" draw:start-shape="id8" draw:start-glue-point="1" draw:end-shape="id9" draw:end-glue-point="3" svg:d="M8974 25587l1828 927" svg:viewBox="0 0 1829 928">
          <text:p/>
        </draw:connector>
        <draw:custom-shape draw:style-name="gr11" draw:text-style-name="P6" xml:id="id10" draw:id="id10" draw:layer="layout" svg:width="6.35cm" svg:height="1.016cm" svg:x="10.802cm" svg:y="27.365cm">
          <text:p text:style-name="P3">101.89.80.83.5349</text:p>
          <draw:enhanced-geometry svg:viewBox="0 0 21600 21600" draw:type="rectangle" draw:enhanced-path="M 0 0 L 21600 0 21600 21600 0 21600 0 0 Z N"/>
        </draw:custom-shape>
        <draw:custom-shape draw:style-name="gr11" draw:text-style-name="P6" xml:id="id11" draw:id="id11" draw:layer="layout" svg:width="6.35cm" svg:height="1.016cm" svg:x="2.624cm" svg:y="28.254cm">
          <text:p text:style-name="P3"><text:span text:style-name="T2">120.253.0.163:</text:span><text:span text:style-name="T3">35492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0.802cm" svg:y1="27.873cm" svg:x2="8.974cm" svg:y2="28.762cm" draw:start-shape="id10" draw:start-glue-point="3" draw:end-shape="id11" draw:end-glue-point="1" svg:d="M10802 27873l-1828 889" svg:viewBox="0 0 1829 890">
          <text:p/>
        </draw:connector>
        <draw:custom-shape draw:style-name="gr10" draw:text-style-name="P3" xml:id="id12" draw:id="id12" draw:layer="layout" svg:width="6.35cm" svg:height="1.016cm" svg:x="2.624cm" svg:y="30.54cm">
          <text:p text:style-name="P3">120.253.0.163.62133</text:p>
          <draw:enhanced-geometry svg:viewBox="0 0 21600 21600" draw:type="rectangle" draw:enhanced-path="M 0 0 L 21600 0 21600 21600 0 21600 0 0 Z N"/>
        </draw:custom-shape>
        <draw:custom-shape draw:style-name="gr10" draw:text-style-name="P3" xml:id="id13" draw:id="id13" draw:layer="layout" svg:width="6.35cm" svg:height="1.016cm" svg:x="10.802cm" svg:y="31.467cm">
          <text:p text:style-name="P3">101.89.80.83.<text:span text:style-name="T4">53086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8.974cm" svg:y1="31.048cm" svg:x2="10.802cm" svg:y2="31.975cm" draw:start-shape="id12" draw:start-glue-point="1" draw:end-shape="id13" draw:end-glue-point="3" svg:d="M8974 31048l1828 927" svg:viewBox="0 0 1829 928">
          <text:p/>
        </draw:connector>
        <draw:custom-shape draw:style-name="gr10" draw:text-style-name="P3" xml:id="id14" draw:id="id14" draw:layer="layout" svg:width="6.35cm" svg:height="1.016cm" svg:x="10.802cm" svg:y="32.826cm">
          <text:p text:style-name="P3">101.89.80.83.5349</text:p>
          <draw:enhanced-geometry svg:viewBox="0 0 21600 21600" draw:type="rectangle" draw:enhanced-path="M 0 0 L 21600 0 21600 21600 0 21600 0 0 Z N"/>
        </draw:custom-shape>
        <draw:custom-shape draw:style-name="gr10" draw:text-style-name="P3" xml:id="id15" draw:id="id15" draw:layer="layout" svg:width="6.35cm" svg:height="1.016cm" svg:x="2.624cm" svg:y="33.715cm">
          <text:p text:style-name="P3"><text:span text:style-name="T2">120.253.0.163:</text:span><text:span text:style-name="T3">35492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0.802cm" svg:y1="33.334cm" svg:x2="8.974cm" svg:y2="34.223cm" draw:start-shape="id14" draw:start-glue-point="3" draw:end-shape="id15" draw:end-glue-point="1" svg:d="M10802 33334l-1828 889" svg:viewBox="0 0 1829 890">
          <text:p/>
        </draw:connector>
        <draw:frame draw:style-name="gr8" draw:text-style-name="P5" draw:layer="layout" svg:width="13.702cm" svg:height="1.674cm" svg:x="31.988cm" svg:y="2.209cm">
          <draw:text-box>
            <text:p>./turnPingPong -pongTurnAddr=120.253.0.163 -pingTurnAddr=101.89.80.83</text:p>
          </draw:text-box>
        </draw:frame>
        <draw:frame draw:style-name="gr14" draw:text-style-name="P5" draw:layer="layout" svg:width="23.459cm" svg:height="19.449cm" svg:x="30.972cm" svg:y="37.576cm">
          <draw:text-box>
            <text:p>15:25:39.324603 IP 120.253.0.163.39458 &gt; 101.89.80.83.5349: UDP, length 36</text:p>
            <text:p>15:25:39.376860 IP 101.89.80.83.5349 &gt; 120.253.0.163.39458: UDP, length 124</text:p>
            <text:p>15:25:39.377360 IP 120.253.0.163.39458 &gt; 101.89.80.83.5349: UDP, length 116</text:p>
            <text:p>15:25:39.429253 IP 101.89.80.83.5349 &gt; 120.253.0.163.39458: UDP, length 116</text:p>
            <text:p>15:25:39.431393 IP 120.253.0.163.39458 &gt; 101.89.80.83.5349: UDP, length 120</text:p>
            <text:p>15:25:39.482882 IP 101.89.80.83.5349 &gt; 120.253.0.163.39458: UDP, length 84</text:p>
            <text:p>15:25:39.494313 IP 120.253.0.163.39458 &gt; 101.89.80.83.5349: UDP, length 992</text:p>
            <text:p>15:25:39.504588 IP 120.253.0.163.39458 &gt; 101.89.80.83.5349: UDP, length 992</text:p>
            <text:p>15:25:39.514880 IP 120.253.0.163.39458 &gt; 101.89.80.83.5349: UDP, length 992</text:p>
            <text:p>15:25:39.525175 IP 120.253.0.163.39458 &gt; 101.89.80.83.5349: UDP, length 992</text:p>
            <text:p>15:25:39.535478 IP 120.253.0.163.39458 &gt; 101.89.80.83.5349: UDP, length 992</text:p>
            <text:p>15:25:39.545298 IP 101.89.80.83.61572 &gt; 120.253.0.163.51704: UDP, length 953</text:p>
            <text:p>15:25:39.545807 IP 120.253.0.163.39458 &gt; 101.89.80.83.5349: UDP, length 992</text:p>
            <text:p>15:25:39.554839 IP 101.89.80.83.61572 &gt; 120.253.0.163.51704: UDP, length 953</text:p>
            <text:p>15:25:39.556084 IP 120.253.0.163.39458 &gt; 101.89.80.83.5349: UDP, length 992</text:p>
            <text:p>15:25:39.566053 IP 101.89.80.83.61572 &gt; 120.253.0.163.51704: UDP, length 953</text:p>
            <text:p>15:25:39.566373 IP 120.253.0.163.39458 &gt; 101.89.80.83.5349: UDP, length 992</text:p>
            <text:p>15:25:39.575462 IP 101.89.80.83.61572 &gt; 120.253.0.163.51704: UDP, length 953</text:p>
            <text:p>15:25:39.576798 IP 120.253.0.163.39458 &gt; 101.89.80.83.5349: UDP, length 992</text:p>
            <text:p>15:25:39.585870 IP 101.89.80.83.61572 &gt; 120.253.0.163.51704: UDP, length 953</text:p>
            <text:p>15:25:39.587146 IP 120.253.0.163.39458 &gt; 101.89.80.83.5349: UDP, length 992</text:p>
            <text:p>15:25:39.596086 IP 101.89.80.83.61572 &gt; 120.253.0.163.51704: UDP, length 953</text:p>
            <text:p>15:25:39.597377 IP 120.253.0.163.39458 &gt; 101.89.80.83.5349: UDP, length 992</text:p>
            <text:p>15:25:39.606278 IP 101.89.80.83.61572 &gt; 120.253.0.163.51704: UDP, length 953</text:p>
            <text:p>15:25:39.607644 IP 120.253.0.163.39458 &gt; 101.89.80.83.5349: UDP, length 992</text:p>
            <text:p>15:25:39.616677 IP 101.89.80.83.61572 &gt; 120.253.0.163.51704: UDP, length 953</text:p>
            <text:p>15:25:39.617879 IP 120.253.0.163.39458 &gt; 101.89.80.83.5349: UDP, length 992</text:p>
          </draw:text-box>
        </draw:frame>
        <draw:custom-shape draw:style-name="gr5" draw:text-style-name="P3" xml:id="id16" draw:id="id16" draw:layer="layout" svg:width="5.715cm" svg:height="1.905cm" svg:x="35.29cm" svg:y="4.772cm">
          <text:p text:style-name="P3">TurnPingPong</text:p>
          <text:p text:style-name="P3">120.253.0.163</text:p>
          <draw:enhanced-geometry svg:viewBox="0 0 21600 21600" draw:type="rectangle" draw:enhanced-path="M 0 0 L 21600 0 21600 21600 0 21600 0 0 Z N"/>
        </draw:custom-shape>
        <draw:custom-shape draw:style-name="gr5" draw:text-style-name="P3" xml:id="id17" draw:id="id17" draw:layer="layout" svg:width="5.715cm" svg:height="1.905cm" svg:x="30.718cm" svg:y="10.741cm">
          <text:p text:style-name="P3">TurnServer1</text:p>
          <text:p text:style-name="P3">120.253.0.163:5349</text:p>
          <draw:enhanced-geometry svg:viewBox="0 0 21600 21600" draw:type="rectangle" draw:enhanced-path="M 0 0 L 21600 0 21600 21600 0 21600 0 0 Z N"/>
        </draw:custom-shape>
        <draw:custom-shape draw:style-name="gr5" draw:text-style-name="P3" xml:id="id18" draw:id="id18" draw:layer="layout" svg:width="5.715cm" svg:height="1.905cm" svg:x="39.735cm" svg:y="10.741cm">
          <text:p text:style-name="P3">TurnServer2</text:p>
          <text:p text:style-name="P3">101.89.80.83:5349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921cm" svg:height="1.905cm" svg:x="40.878cm" svg:y="19.862cm">
          <text:p text:style-name="P3">Ping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921cm" svg:height="1.905cm" svg:x="32.65cm" svg:y="19.862cm">
          <text:p text:style-name="P3">Pong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38.147cm" svg:y1="6.677cm" svg:x2="33.575cm" svg:y2="10.741cm" draw:start-shape="id16" draw:start-glue-point="2" draw:end-shape="id17" draw:end-glue-point="0" svg:d="M38147 6677l-4572 4064" svg:viewBox="0 0 4573 4065">
          <text:p/>
        </draw:connector>
        <draw:connector draw:style-name="gr7" draw:text-style-name="P4" draw:layer="layout" draw:type="line" svg:x1="38.147cm" svg:y1="6.677cm" svg:x2="42.592cm" svg:y2="10.741cm" draw:start-shape="id16" draw:start-glue-point="2" draw:end-shape="id18" draw:end-glue-point="0" svg:d="M38147 6677l4445 4064" svg:viewBox="0 0 4446 4065">
          <text:p/>
        </draw:connector>
        <draw:custom-shape draw:style-name="gr11" draw:text-style-name="P6" xml:id="id19" draw:id="id19" draw:layer="layout" svg:width="6.35cm" svg:height="1.016cm" svg:x="40.37cm" svg:y="13.916cm">
          <text:p text:style-name="P3">120.253.0.163.39458</text:p>
          <draw:enhanced-geometry svg:viewBox="0 0 21600 21600" draw:type="rectangle" draw:enhanced-path="M 0 0 L 21600 0 21600 21600 0 21600 0 0 Z N"/>
        </draw:custom-shape>
        <draw:custom-shape draw:style-name="gr11" draw:text-style-name="P6" xml:id="id20" draw:id="id20" draw:layer="layout" svg:width="6.35cm" svg:height="1.016cm" svg:x="48.498cm" svg:y="14.216cm">
          <text:p text:style-name="P3">101.89.80.83.5349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46.72cm" svg:y1="14.424cm" svg:x2="48.498cm" svg:y2="14.724cm" draw:start-shape="id19" draw:start-glue-point="1" draw:end-shape="id20" svg:d="M46720 14424l1778 300" svg:viewBox="0 0 1779 301">
          <text:p/>
        </draw:connector>
        <draw:custom-shape draw:style-name="gr10" draw:text-style-name="P3" xml:id="id21" draw:id="id21" draw:layer="layout" svg:width="6.35cm" svg:height="1.016cm" svg:x="40.37cm" svg:y="15.821cm">
          <text:p text:style-name="P3">120.253.0.163.39458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48.498cm" svg:y1="14.724cm" svg:x2="46.72cm" svg:y2="16.329cm" draw:start-shape="id20" draw:start-glue-point="3" draw:end-shape="id21" draw:end-glue-point="1" svg:d="M48498 14724l-1778 1605" svg:viewBox="0 0 1779 1606">
          <text:p/>
        </draw:connector>
        <draw:custom-shape draw:style-name="gr10" draw:text-style-name="P3" xml:id="id22" draw:id="id22" draw:layer="layout" svg:width="6.35cm" svg:height="1.016cm" svg:x="48.625cm" svg:y="16.71cm">
          <text:p text:style-name="P3">101.89.80.83.5349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46.72cm" svg:y1="16.329cm" svg:x2="48.625cm" svg:y2="17.218cm" draw:start-shape="id21" draw:start-glue-point="1" draw:end-shape="id22" draw:end-glue-point="3" svg:d="M46720 16329l1905 889" svg:viewBox="0 0 1906 890">
          <text:p/>
        </draw:connector>
        <draw:custom-shape draw:style-name="gr11" draw:text-style-name="P6" xml:id="id23" draw:id="id23" draw:layer="layout" svg:width="6.35cm" svg:height="1.016cm" svg:x="30.935cm" svg:y="27.505cm">
          <text:p text:style-name="P3"><text:span text:style-name="T2">120.253.0.163.</text:span>39458</text:p>
          <draw:enhanced-geometry svg:viewBox="0 0 21600 21600" draw:type="rectangle" draw:enhanced-path="M 0 0 L 21600 0 21600 21600 0 21600 0 0 Z N"/>
        </draw:custom-shape>
        <draw:custom-shape draw:style-name="gr11" draw:text-style-name="P6" xml:id="id24" draw:id="id24" draw:layer="layout" svg:width="6.35cm" svg:height="1.016cm" svg:x="39.163cm" svg:y="28.432cm">
          <text:p text:style-name="P3"><text:span text:style-name="T2">101.89.80.83.</text:span>5349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37.285cm" svg:y1="28.013cm" svg:x2="39.163cm" svg:y2="28.94cm" draw:start-shape="id23" draw:start-glue-point="1" draw:end-shape="id24" draw:end-glue-point="3" svg:d="M37285 28013l1878 927" svg:viewBox="0 0 1879 928">
          <text:p/>
        </draw:connector>
        <draw:custom-shape draw:style-name="gr10" draw:text-style-name="P3" xml:id="id25" draw:id="id25" draw:layer="layout" svg:width="6.35cm" svg:height="1.016cm" svg:x="39.163cm" svg:y="25.092cm">
          <text:p text:style-name="P3"><text:span text:style-name="T2">101.89.80.83.</text:span><text:span text:style-name="T4">61572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6" draw:id="id26" draw:layer="layout" svg:width="6.35cm" svg:height="1.016cm" svg:x="30.935cm" svg:y="25.981cm">
          <text:p text:style-name="P3"><text:span text:style-name="T2">120.253.0.163:51704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39.163cm" svg:y1="25.6cm" svg:x2="37.285cm" svg:y2="26.489cm" draw:start-shape="id25" draw:start-glue-point="3" draw:end-shape="id26" draw:end-glue-point="1" svg:d="M39163 25600l-1878 889" svg:viewBox="0 0 1879 890">
          <text:p/>
        </draw:connector>
        <draw:custom-shape draw:style-name="gr10" draw:text-style-name="P3" xml:id="id27" draw:id="id27" draw:layer="layout" svg:width="6.35cm" svg:height="1.016cm" svg:x="30.935cm" svg:y="32.966cm">
          <text:p text:style-name="P3"><text:span text:style-name="T2">120.253.0.163.</text:span>39458</text:p>
          <draw:enhanced-geometry svg:viewBox="0 0 21600 21600" draw:type="rectangle" draw:enhanced-path="M 0 0 L 21600 0 21600 21600 0 21600 0 0 Z N"/>
        </draw:custom-shape>
        <draw:custom-shape draw:style-name="gr10" draw:text-style-name="P3" xml:id="id28" draw:id="id28" draw:layer="layout" svg:width="6.35cm" svg:height="1.016cm" svg:x="39.163cm" svg:y="33.893cm">
          <text:p text:style-name="P3"><text:span text:style-name="T2">101.89.80.83.</text:span>5349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37.285cm" svg:y1="33.474cm" svg:x2="39.163cm" svg:y2="34.401cm" draw:start-shape="id27" draw:start-glue-point="1" draw:end-shape="id28" draw:end-glue-point="3" svg:d="M37285 33474l1878 927" svg:viewBox="0 0 1879 928">
          <text:p/>
        </draw:connector>
        <draw:custom-shape draw:style-name="gr10" draw:text-style-name="P3" xml:id="id29" draw:id="id29" draw:layer="layout" svg:width="6.35cm" svg:height="1.016cm" svg:x="39.163cm" svg:y="30.553cm">
          <text:p text:style-name="P3"><text:span text:style-name="T2">101.89.80.83.</text:span><text:span text:style-name="T4">61572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30" draw:id="id30" draw:layer="layout" svg:width="6.35cm" svg:height="1.016cm" svg:x="30.935cm" svg:y="31.442cm">
          <text:p text:style-name="P3"><text:span text:style-name="T2">120.253.0.163:51704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39.163cm" svg:y1="31.061cm" svg:x2="37.285cm" svg:y2="31.95cm" draw:start-shape="id29" draw:start-glue-point="3" draw:end-shape="id30" draw:end-glue-point="1" svg:d="M39163 31061l-1878 889" svg:viewBox="0 0 1879 8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2T13:53:25.123976081</meta:creation-date>
    <dc:date>2020-04-22T15:51:25.295172516</dc:date>
    <meta:editing-duration>PT48M25S</meta:editing-duration>
    <meta:editing-cycles>12</meta:editing-cycles>
    <meta:generator>LibreOffice/6.0.7.3$Linux_X86_64 LibreOffice_project/00m0$Build-3</meta:generator>
    <meta:document-statistic meta:object-count="60"/>
  </office:meta>
</office:document-meta>
</file>